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page</text:p>
          </table:table-cell>
          <table:table-cell table:style-name="ce1" office:value-type="string">
            <text:p>accesses</text:p>
          </table:table-cell>
          <table:table-cell table:number-columns-repeated="3"/>
        </table:table-row>
        <table:table-row table:style-name="ro1">
          <table:table-cell office:value-type="string">
            <text:p>sparql</text:p>
          </table:table-cell>
          <table:table-cell office:value-type="float" office:value="82921">
            <text:p>82921</text:p>
          </table:table-cell>
          <table:table-cell table:number-columns-repeated="2"/>
          <table:table-cell>
            <draw:frame table:end-cell-address="Sheet1.J23" table:end-x="1.967cm" table:end-y="0.43cm" draw:z-index="0" draw:style-name="gr1" draw:text-style-name="P1" svg:width="11.366cm" svg:height="9.386cm" svg:x="1.892cm" svg:y="0.08cm">
              <draw:object draw:notify-on-update-of-ranges="Sheet1.A1:Sheet1.A1 Sheet1.A2:Sheet1.A5 Sheet1.B1:Sheet1.B1 Sheet1.B2:Sheet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homepage</text:p>
          </table:table-cell>
          <table:table-cell office:value-type="float" office:value="93442">
            <text:p>93442</text:p>
          </table:table-cell>
          <table:table-cell table:number-columns-repeated="3"/>
        </table:table-row>
        <table:table-row table:style-name="ro2">
          <table:table-cell office:value-type="string">
            <text:p>corpus</text:p>
          </table:table-cell>
          <table:table-cell office:value-type="float" office:value="805529">
            <text:p>805529</text:p>
          </table:table-cell>
          <table:table-cell table:number-columns-repeated="3"/>
        </table:table-row>
        <table:table-row table:style-name="ro1">
          <table:table-cell office:value-type="string">
            <text:p>others</text:p>
          </table:table-cell>
          <table:table-cell office:value-type="float" office:value="17840">
            <text:p>1784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3.25.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3:25:39</dc:date>
    <dc:creator>Silvio Peroni</dc:creator>
    <meta:document-statistic meta:table-count="1" meta:cell-count="10" meta:object-count="1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tru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67cm" svg:height="9.387cm" xlink:href=".." xlink:type="simple" chart:class="chart:circle" chart:style-name="ch1">
        <chart:title svg:x="2.778cm" svg:y="0.323cm" chart:style-name="ch2">
          <text:p>Website accesses per page</text:p>
        </chart:title>
        <chart:legend chart:legend-position="bottom" svg:x="2.253cm" svg:y="8.601cm" style:legend-expansion="wide" chart:style-name="ch3"/>
        <chart:plot-area chart:style-name="ch4" table:cell-range-address="Sheet1.A1:Sheet1.B5" chart:data-source-has-labels="both" svg:x="0.227cm" svg:y="1.49cm" svg:width="10.913cm" svg:height="6.924cm">
          <chartooo:coordinate-region svg:x="3.066cm" svg:y="2.04cm" svg:width="5.983cm" svg:height="5.983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ss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arql</text:p>
                <draw:g>
                  <svg:desc>Sheet1.A2:Sheet1.A5</svg:desc>
                </draw:g>
              </table:table-cell>
              <table:table-cell office:value-type="float" office:value="82921">
                <text:p>8292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homepage</text:p>
              </table:table-cell>
              <table:table-cell office:value-type="float" office:value="93442">
                <text:p>93442</text:p>
              </table:table-cell>
            </table:table-row>
            <table:table-row>
              <table:table-cell office:value-type="string">
                <text:p>corpus</text:p>
              </table:table-cell>
              <table:table-cell office:value-type="float" office:value="805529">
                <text:p>80552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7840">
                <text:p>17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